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3" table:style-name="ce11"/>
          <table:table-cell table:style-name="ce16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style-name="ce15"/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78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11T10:21:24Z</dc:date>
    <meta:editing-cycles>54</meta:editing-cycles>
    <meta:editing-duration>PT25962S</meta:editing-duration>
  </office:meta>
</office:document-meta>
</file>